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ketTransformer.startTransformingElement( String uri , String name , String raw , Attributes att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BasketTransformer.endTransformingElement( String uri , String name , String raw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ket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